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2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 fo:font-style="normal" fo:font-weight="normal"/>
    </style:style>
    <style:style style:name="P3" style:family="paragraph" style:parent-style-name="Preformatted_20_Text">
      <style:paragraph-properties fo:margin-top="0cm" fo:margin-bottom="0.499cm" style:contextual-spacing="false" fo:orphans="2" fo:widows="2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orphans="2" fo:widows="2"/>
      <style:text-properties fo:font-variant="normal" fo:text-transform="none" fo:color="#000000" loext:opacity="100%" fo:letter-spacing="normal"/>
    </style:style>
    <style:style style:name="P5" style:family="paragraph" style:parent-style-name="Preformatted_20_Text">
      <style:paragraph-properties fo:orphans="2" fo:widows="2"/>
    </style:style>
    <style:style style:name="T1" style:family="text">
      <style:text-properties fo:font-style="normal" fo:font-weight="normal"/>
    </style:style>
    <style:style style:name="T2" style:family="text">
      <style:text-properties officeooo:rsid="00159e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REATE TABLE DEPART (</text:p>
      <text:p text:style-name="P4"><text:s/><text:span text:style-name="T1">DEPT_NO <text:s/>NUMBER(2) primary key,</text:span></text:p>
      <text:p text:style-name="P4"><text:s/><text:span text:style-name="T1">DNOMBRE <text:s/>VARCHAR2(14), </text:span></text:p>
      <text:p text:style-name="P4"><text:s/><text:span text:style-name="T1">LOC <text:s text:c="5"/>VARCHAR2(14) ) ;</text:span></text:p>
      <text:p text:style-name="P5"/>
      <text:p text:style-name="P2">INSERT INTO DEPART VALUES (10,'CONTABILIDAD','SEVILLA');</text:p>
      <text:p text:style-name="P2">INSERT INTO DEPART VALUES (20,'INVESTIGACI<text:span text:style-name="T2">Ó</text:span>N','MADRID');</text:p>
      <text:p text:style-name="P2">INSERT INTO DEPART VALUES (30,'VENTAS','BARCELONA');</text:p>
      <text:p text:style-name="P2">INSERT INTO DEPART VALUES (40,'PRODUCCI<text:span text:style-name="T2">Ó</text:span>N','BILBAO');</text:p>
      <text:p text:style-name="P5"/>
      <text:p text:style-name="P2">INSERT INTO DEPART VALUES (50,'otros',null)</text:p>
      <text:p text:style-name="P5"/>
      <text:p text:style-name="P2">rem************incluir mas regristros con distintos casos, minusculas, nulos....</text:p>
      <text:p text:style-name="P5"/>
      <text:p text:style-name="P2">INSERT INTO DEPART VALUES (10,'Contabilidad','SEVILLA');</text:p>
      <text:p text:style-name="P2">INSERT INTO DEPART VALUES (20,NULL,'MADRID');</text:p>
      <text:p text:style-name="P2">INSERT INTO DEPART VALUES (30,'VENTAS',NULL);</text:p>
      <text:p text:style-name="P2">INSERT INTO DEPART VALUES (40,'PRODUCCI<text:span text:style-name="T2">Ó</text:span>N','bilbao');</text:p>
      <text:p text:style-name="P5"/>
      <text:p text:style-name="P2">CREATE TABLE EMPLE (</text:p>
      <text:p text:style-name="P4"><text:s/><text:span text:style-name="T1">EMP_NO <text:s text:c="3"/>NUMBER(4) primary key,</text:span></text:p>
      <text:p text:style-name="P4"><text:s/><text:span text:style-name="T1">APELLIDO <text:s/>VARCHAR2(10) <text:s/>,</text:span></text:p>
      <text:p text:style-name="P4"><text:s/><text:span text:style-name="T1">OFICIO <text:s text:c="3"/>VARCHAR2(10) <text:s/>,</text:span></text:p>
      <text:p text:style-name="P4"><text:s/><text:span text:style-name="T1">DIR <text:s text:c="6"/>NUMBER(4) ,</text:span></text:p>
      <text:p text:style-name="P4"><text:s/><text:span text:style-name="T1">FECHA_ALT DATE <text:s text:c="5"/>,</text:span></text:p>
      <text:p text:style-name="P4"><text:s/><text:span text:style-name="T1">SALARIO <text:s text:c="2"/>NUMBER(10),</text:span></text:p>
      <text:p text:style-name="P4"><text:s/><text:span text:style-name="T1">COMISION <text:s/>NUMBER(10),</text:span></text:p>
      <text:p text:style-name="P4"><text:s/><text:span text:style-name="T1">DEPT_NO <text:s/>NUMBER(2),</text:span></text:p>
      <text:p text:style-name="P4"><text:s/><text:span text:style-name="T1">foreign key (DEPT_NO) references depart;</text:span></text:p>
      <text:p text:style-name="P5"/>
      <text:p text:style-name="P2">INSERT INTO EMPLE VALUES (7369,'S<text:span text:style-name="T2">A</text:span>NCHEZ','EMPLEADO',7902,'17/12/1980',104000,NULL,20);</text:p>
      <text:p text:style-name="P2">INSERT INTO EMPLE VALUES (7499,'ARROYO','VENDEDOR',7698,'20/02/1980',208000,39000,30);</text:p>
      <text:p text:style-name="P2">INSERT INTO EMPLE VALUES (7521,'SALA','VENDEDOR',7698,'22/02/1981',162500,65000,30);</text:p>
      <text:p text:style-name="P2">INSERT INTO EMPLE VALUES (7566,'JIM<text:span text:style-name="T2">E</text:span>NEZ','DIRECTOR',7839,'02/04/1981',386750,NULL,20);</text:p>
      <text:p text:style-name="P2">INSERT INTO EMPLE VALUES (7654,'MART<text:span text:style-name="T2">I</text:span>N','VENDEDOR',7698,'29/09/1981',162500,182000,30);</text:p>
      <text:p text:style-name="P2">INSERT INTO EMPLE VALUES (7698,'NEGRO','DIRECTOR',7839,'01/05/1981',370500,NULL,30);</text:p>
      <text:p text:style-name="P2">INSERT INTO EMPLE VALUES (7782,'CEREZO','DIRECTOR',7839,'09/06/1981',318500,NULL,10);</text:p>
      <text:p text:style-name="P2">INSERT INTO EMPLE VALUES (7788,'GIL','ANALISTA',7566,'09/11/1981',390000,NULL,20);</text:p>
      <text:p text:style-name="P2">INSERT INTO EMPLE VALUES (7839,'REY','PRESIDENTE',NULL,'17/11/1981',50000,NULL,10);</text:p>
      <text:p text:style-name="P2">INSERT INTO EMPLE VALUES (7844,'TOVAR','VENDEDOR',7698,'08/09/1981',195000,0,30);</text:p>
      <text:p text:style-name="P2">INSERT INTO EMPLE VALUES (7876,'ALONSO','EMPLEADO',7788,'23/09/1981',143000,NULL,20);</text:p>
      <text:p text:style-name="P2">INSERT INTO EMPLE VALUES (7900,'JIMENO','EMPLEADO',7698,'03/12/1981',123500,NULL,30);</text:p>
      <text:p text:style-name="P2">INSERT INTO EMPLE VALUES (7902,'FERN<text:span text:style-name="T2">A</text:span>NDEZ','ANALISTA',7566,'03/12/1981',390000,NULL,20);</text:p>
      <text:p text:style-name="P3">INSERT INTO EMPLE VALUES (7934,'MU<text:span text:style-name="T2">Ñ</text:span>OZ','EMPLEADO',7782,'23/01/1982',169000,NULL,10);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09:35:26.426000000</meta:creation-date>
    <dc:date>2023-12-15T09:36:57.403000000</dc:date>
    <meta:editing-duration>PT1M31S</meta:editing-duration>
    <meta:editing-cycles>1</meta:editing-cycles>
    <meta:document-statistic meta:table-count="0" meta:image-count="0" meta:object-count="0" meta:page-count="1" meta:paragraph-count="38" meta:word-count="168" meta:character-count="2082" meta:non-whitespace-character-count="1908"/>
    <meta:generator>LibreOffice/7.5.2.2$Windows_X86_64 LibreOffice_project/53bb9681a964705cf672590721dbc85eb4d0c3a2</meta:generator>
  </office:meta>
</office:document-meta>
</file>